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20000000B4C941656F51409E0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automatic-styles>
    <style:style style:name="Tabla3" style:family="table">
      <style:table-properties style:width="18.821cm" table:align="margins" style:shadow="#dddddd 0.18cm 0.18cm"/>
    </style:style>
    <style:style style:name="Tabla3.A" style:family="table-column">
      <style:table-column-properties style:column-width="6.486cm" style:rel-column-width="22585*"/>
    </style:style>
    <style:style style:name="Tabla3.B" style:family="table-column">
      <style:table-column-properties style:column-width="5.886cm" style:rel-column-width="20495*"/>
    </style:style>
    <style:style style:name="Tabla3.C" style:family="table-column">
      <style:table-column-properties style:column-width="6.449cm" style:rel-column-width="22455*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ff9900" fo:padding="0.097cm" fo:border-left="1pt solid #ff9900" fo:border-right="none" fo:border-top="1pt solid #ff9900" fo:border-bottom="none">
        <style:background-image/>
      </style:table-cell-properties>
    </style:style>
    <style:style style:name="Tabla3.B1" style:family="table-cell">
      <style:table-cell-properties fo:background-color="transparent" fo:padding="0.097cm" fo:border-left="none" fo:border-right="none" fo:border-top="1pt solid #ff9900" fo:border-bottom="none">
        <style:background-image/>
      </style:table-cell-properties>
    </style:style>
    <style:style style:name="Tabla3.C1" style:family="table-cell">
      <style:table-cell-properties fo:background-color="transparent" fo:padding="0.097cm" fo:border-left="none" fo:border-right="1pt solid #ff9900" fo:border-top="1pt solid #ff9900" fo:border-bottom="1pt solid #ff9900">
        <style:background-image/>
      </style:table-cell-properties>
    </style:style>
    <style:style style:name="Tabla3.2" style:family="table-row">
      <style:table-row-properties style:min-row-height="2.293cm"/>
    </style:style>
    <style:style style:name="Tabla3.A2" style:family="table-cell">
      <style:table-cell-properties fo:background-color="#ff9900" fo:padding="0.097cm" fo:border-left="1pt solid #ff9900" fo:border-right="none" fo:border-top="none" fo:border-bottom="1pt solid #ff9900">
        <style:background-image/>
      </style:table-cell-properties>
    </style:style>
    <style:style style:name="Tabla3.B2" style:family="table-cell">
      <style:table-cell-properties fo:padding="0.097cm" fo:border-left="none" fo:border-right="none" fo:border-top="none" fo:border-bottom="1pt solid #ff99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9.79cm" style:rel-column-width="33765*"/>
    </style:style>
    <style:style style:name="Tabla4.B" style:family="table-column">
      <style:table-column-properties style:column-width="0.309cm" style:rel-column-width="1064*"/>
    </style:style>
    <style:style style:name="Tabla4.C" style:family="table-column">
      <style:table-column-properties style:column-width="8.902cm" style:rel-column-width="30706*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9.788cm" table:align="margins"/>
    </style:style>
    <style:style style:name="Tabla5.A" style:family="table-column">
      <style:table-column-properties style:column-width="4.893cm" style:rel-column-width="32767*"/>
    </style:style>
    <style:style style:name="Tabla5.B" style:family="table-column">
      <style:table-column-properties style:column-width="4.895cm" style:rel-column-width="32768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8.904cm" table:align="margins"/>
    </style:style>
    <style:style style:name="Tabla6.A" style:family="table-column">
      <style:table-column-properties style:column-width="4.452cm" style:rel-column-width="32767*"/>
    </style:style>
    <style:style style:name="Tabla6.B" style:family="table-column">
      <style:table-column-properties style:column-width="4.452cm" style:rel-column-width="32768*"/>
    </style:style>
    <style:style style:name="Tabla6.A1" style:family="table-cell">
      <style:table-cell-properties fo:padding="0.097cm" fo:border="none"/>
    </style:style>
    <style:style style:name="Tabla5" style:family="table">
      <style:table-properties style:width="9.788cm" table:align="margins"/>
    </style:style>
    <style:style style:name="Tabla5.A" style:family="table-column">
      <style:table-column-properties style:column-width="4.893cm" style:rel-column-width="32767*"/>
    </style:style>
    <style:style style:name="Tabla5.B" style:family="table-column">
      <style:table-column-properties style:column-width="4.895cm" style:rel-column-width="32768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8.904cm" table:align="margins"/>
    </style:style>
    <style:style style:name="Tabla6.A" style:family="table-column">
      <style:table-column-properties style:column-width="4.452cm" style:rel-column-width="32767*"/>
    </style:style>
    <style:style style:name="Tabla6.B" style:family="table-column">
      <style:table-column-properties style:column-width="4.452cm" style:rel-column-width="32768*"/>
    </style:style>
    <style:style style:name="Tabla6.A1" style:family="table-cell">
      <style:table-cell-properties fo:padding="0.097cm" fo:border="none"/>
    </style:style>
    <style:style style:name="Tabla1" style:family="table">
      <style:table-properties style:width="18.821cm" table:align="margins" style:shadow="#dddddd 0.18cm 0.18cm"/>
    </style:style>
    <style:style style:name="Tabla1.A" style:family="table-column">
      <style:table-column-properties style:column-width="0.699cm" style:rel-column-width="2433*"/>
    </style:style>
    <style:style style:name="Tabla1.B" style:family="table-column">
      <style:table-column-properties style:column-width="4.842cm" style:rel-column-width="16858*"/>
    </style:style>
    <style:style style:name="Tabla1.C" style:family="table-column">
      <style:table-column-properties style:column-width="1.88cm" style:rel-column-width="6546*"/>
    </style:style>
    <style:style style:name="Tabla1.D" style:family="table-column">
      <style:table-column-properties style:column-width="1.099cm" style:rel-column-width="3826*"/>
    </style:style>
    <style:style style:name="Tabla1.E" style:family="table-column">
      <style:table-column-properties style:column-width="2.27cm" style:rel-column-width="7902*"/>
    </style:style>
    <style:style style:name="Tabla1.F" style:family="table-column">
      <style:table-column-properties style:column-width="2.295cm" style:rel-column-width="7988*"/>
    </style:style>
    <style:style style:name="Tabla1.G" style:family="table-column">
      <style:table-column-properties style:column-width="2.97cm" style:rel-column-width="10342*"/>
    </style:style>
    <style:style style:name="Tabla1.H" style:family="table-column">
      <style:table-column-properties style:column-width="2.769cm" style:rel-column-width="9640*"/>
    </style:style>
    <style:style style:name="Tabla1.1" style:family="table-row">
      <style:table-row-properties style:min-row-height="0.605cm"/>
    </style:style>
    <style:style style:name="Tabla1.A1" style:family="table-cell">
      <style:table-cell-properties style:vertical-align="middle" fo:background-color="#ff9900" fo:padding="0.097cm" fo:border-left="0.05pt solid #b2b2b2" fo:border-right="none" fo:border-top="none" fo:border-bottom="none">
        <style:background-image/>
      </style:table-cell-properties>
    </style:style>
    <style:style style:name="Tabla1.B1" style:family="table-cell">
      <style:table-cell-properties style:vertical-align="middle" fo:background-color="#ff9900" fo:padding="0cm" fo:border="none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background-color="#ecedee" fo:padding="0.097cm" fo:border-left="0.05pt solid #b2b2b2" fo:border-right="none" fo:border-top="none" fo:border-bottom="0.05pt solid #b2b2b2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none" fo:border-top="none" fo:border-bottom="0.05pt solid #b2b2b2"/>
    </style:style>
    <style:style style:name="Tabla1.C3" style:family="table-cell">
      <style:table-cell-properties style:vertical-align="middle" fo:padding="0.097cm" fo:border-left="none" fo:border-right="none" fo:border-top="none" fo:border-bottom="0.05pt solid #b2b2b2"/>
    </style:style>
    <style:style style:name="Tabla1.D3" style:family="table-cell">
      <style:table-cell-properties style:vertical-align="middle" fo:background-color="#ecedee" fo:padding="0.097cm" fo:border-left="none" fo:border-right="none" fo:border-top="none" fo:border-bottom="0.05pt solid #b2b2b2">
        <style:background-image/>
      </style:table-cell-properties>
    </style:style>
    <style:style style:name="Tabla1.E3" style:family="table-cell">
      <style:table-cell-properties style:vertical-align="middle" fo:padding="0.097cm" fo:border-left="none" fo:border-right="none" fo:border-top="none" fo:border-bottom="0.05pt solid #b2b2b2"/>
    </style:style>
    <style:style style:name="Tabla1.G3" style:family="table-cell">
      <style:table-cell-properties style:vertical-align="middle" fo:padding="0.097cm" fo:border-left="none" fo:border-right="none" fo:border-top="none" fo:border-bottom="0.05pt solid #b2b2b2"/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-left="0.05pt solid #b2b2b2" fo:border-right="none" fo:border-top="none" fo:border-bottom="none"/>
    </style:style>
    <style:style style:name="Tabla1.F5" style:family="table-cell">
      <style:table-cell-properties style:vertical-align="middle" fo:padding="0.097cm" fo:border-left="none" fo:border-right="none" fo:border-top="none" fo:border-bottom="1pt dotted #d1d0d3"/>
    </style:style>
    <style:style style:name="Tabla1.H5" style:family="table-cell">
      <style:table-cell-properties style:vertical-align="middle" fo:padding="0.097cm" fo:border-left="none" fo:border-right="none" fo:border-top="none" fo:border-bottom="1pt dotted #d1d0d3"/>
    </style:style>
    <style:style style:name="Tabla1.A6" style:family="table-cell">
      <style:table-cell-properties style:vertical-align="middle" fo:padding="0.097cm" fo:border-left="0.05pt solid #b2b2b2" fo:border-right="none" fo:border-top="none" fo:border-bottom="none"/>
    </style:style>
    <style:style style:name="Tabla1.F6" style:family="table-cell">
      <style:table-cell-properties style:vertical-align="middle" fo:padding="0.097cm" fo:border="none"/>
    </style:style>
    <style:style style:name="Tabla1.H6" style:family="table-cell">
      <style:table-cell-properties style:vertical-align="middle" fo:padding="0.097cm" fo:border="none"/>
    </style:style>
    <style:style style:name="Tabla1.A7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a1.F7" style:family="table-cell">
      <style:table-cell-properties style:vertical-align="middle" fo:background-color="#ff9900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Standard">
      <style:paragraph-properties fo:line-height="150%" fo:text-align="end" style:justify-single-word="false"/>
      <style:text-properties fo:color="#333333" loext:opacity="100%" style:font-name="Raleway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fo:color="#333333" loext:opacity="100%" style:font-name="Raleway" fo:font-size="9pt" officeooo:rsid="001cd9e1" officeooo:paragraph-rsid="001cd9e1" style:font-size-asian="9pt" style:font-size-complex="9pt"/>
    </style:style>
    <style:style style:name="P3" style:family="paragraph" style:parent-style-name="Standard">
      <style:text-properties fo:color="#333333" loext:opacity="100%" style:font-name="Raleway" fo:font-size="9pt" style:text-underline-style="none" officeooo:rsid="001cd9e1" officeooo:paragraph-rsid="001cd9e1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0cdf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0cdf" style:font-size-asian="9pt" style:font-weight-asian="normal" style:font-size-complex="9pt" style:font-weight-complex="normal"/>
    </style:style>
    <style:style style:name="P6" style:family="paragraph" style:parent-style-name="Table_20_Contents">
      <style:text-properties fo:color="#333333" loext:opacity="100%" style:font-name="Raleway" fo:font-size="9pt" style:text-underline-style="none" fo:font-weight="normal" officeooo:rsid="0021ecd2" officeooo:paragraph-rsid="00d9b487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333333" loext:opacity="100%" style:font-name="Raleway" fo:font-size="9pt" fo:font-weight="bold" officeooo:rsid="00d912b0" officeooo:paragraph-rsid="00d912b0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0e60cdf" officeooo:paragraph-rsid="00e60cdf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0e6bb46" officeooo:paragraph-rsid="00e6bb46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333333" loext:opacity="100%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333333" loext:opacity="100%" fo:font-size="32pt" style:text-underline-style="none" fo:font-weight="bold" officeooo:rsid="002db3dd" officeooo:paragraph-rsid="00e32b9d" style:font-size-asian="32pt" style:font-weight-asian="bold" style:font-size-complex="32pt" style:font-weight-complex="bold"/>
    </style:style>
    <style:style style:name="P12" style:family="paragraph" style:parent-style-name="Standard">
      <style:text-properties fo:color="#333333" loext:opacity="100%" style:text-underline-style="solid" style:text-underline-width="auto" style:text-underline-color="font-color" officeooo:rsid="001cd9e1" officeooo:paragraph-rsid="001cd9e1"/>
    </style:style>
    <style:style style:name="P13" style:family="paragraph" style:parent-style-name="Standard">
      <style:paragraph-properties fo:text-align="center" style:justify-single-word="false"/>
      <style:text-properties fo:color="#333333" loext:opacity="100%" fo:font-size="9pt" style:text-underline-style="none" fo:font-weight="bold" officeooo:rsid="002db3dd" officeooo:paragraph-rsid="00df225f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33333" loext:opacity="100%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7pt" officeooo:rsid="001812ca" officeooo:paragraph-rsid="00c6926d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officeooo:rsid="006ef9c9" officeooo:paragraph-rsid="00c6926d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333333" loext:opacity="100%" style:font-name="Roboto" fo:font-size="9pt" officeooo:rsid="0052b304" officeooo:paragraph-rsid="00c69442" style:font-size-asian="9pt" style:font-size-complex="9pt"/>
    </style:style>
    <style:style style:name="P22" style:family="paragraph" style:parent-style-name="Frame_20_contents">
      <style:text-properties fo:color="#ffffff" loext:opacity="100%" style:font-name="Raleway" fo:font-size="9pt" style:font-size-asian="9pt" style:font-size-complex="9pt"/>
    </style:style>
    <style:style style:name="P23" style:family="paragraph" style:parent-style-name="Table_20_Contents">
      <style:text-properties fo:color="#ffffff" loext:opacity="100%" style:font-name="Raleway" fo:font-size="9pt" officeooo:paragraph-rsid="00d4ab50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style:font-name="Raleway" fo:font-size="9pt" fo:font-weight="bold" officeooo:rsid="00d36e3f" officeooo:paragraph-rsid="00d36e3f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style:font-name="Raleway" fo:font-size="9pt" style:text-underline-style="none" fo:font-weight="bold" officeooo:rsid="00facae0" officeooo:paragraph-rsid="00d4ab50" style:font-size-asian="9pt" style:font-weight-asian="bold" style:font-size-complex="9pt" style:font-weight-complex="bold"/>
    </style:style>
    <style:style style:name="P26" style:family="paragraph" style:parent-style-name="Footer">
      <style:paragraph-properties fo:text-align="end" style:justify-single-word="fals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ffffff" loext:opacity="100%" style:font-name="Roboto" fo:font-size="9pt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ffffff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ffffff" loext:opacity="100%" style:font-name="Roboto" fo:font-size="9pt" officeooo:rsid="0052b304" officeooo:paragraph-rsid="00c69442" style:font-size-asian="9pt" style:font-size-complex="9pt"/>
    </style:style>
    <style:style style:name="P30" style:family="paragraph" style:parent-style-name="Frame_20_contents">
      <style:paragraph-properties fo:text-align="justify" style:justify-single-word="false"/>
      <style:text-properties fo:color="#ffffff" loext:opacity="100%" officeooo:paragraph-rsid="012ad5df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2f9037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1ecd2" officeooo:paragraph-rsid="001cd9e1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normal" officeooo:rsid="00cdabac" officeooo:paragraph-rsid="01135a6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officeooo:paragraph-rsid="0021ecd2"/>
    </style:style>
    <style:style style:name="P35" style:family="paragraph" style:parent-style-name="Standard">
      <style:paragraph-properties fo:text-align="justify" style:justify-single-word="false"/>
      <style:text-properties officeooo:paragraph-rsid="00cf41b0"/>
    </style:style>
    <style:style style:name="P36" style:family="paragraph" style:parent-style-name="Standard">
      <style:paragraph-properties fo:text-align="justify" style:justify-single-word="false"/>
      <style:text-properties officeooo:paragraph-rsid="00e60cdf"/>
    </style:style>
    <style:style style:name="P37" style:family="paragraph" style:parent-style-name="Standard">
      <style:paragraph-properties fo:text-align="justify" style:justify-single-word="false"/>
      <style:text-properties officeooo:paragraph-rsid="00e6bb46"/>
    </style:style>
    <style:style style:name="P38" style:family="paragraph" style:parent-style-name="Table_20_Contents">
      <style:paragraph-properties fo:text-align="justify" style:justify-single-word="false"/>
      <style:text-properties officeooo:paragraph-rsid="00e6bb46"/>
    </style:style>
    <style:style style:name="P39" style:family="paragraph" style:parent-style-name="Standard">
      <style:paragraph-properties fo:text-align="justify" style:justify-single-word="false"/>
      <style:text-properties officeooo:paragraph-rsid="0036b5e1"/>
    </style:style>
    <style:style style:name="P40" style:family="paragraph" style:parent-style-name="Standard">
      <style:paragraph-properties fo:text-align="justify" style:justify-single-word="false"/>
      <style:text-properties officeooo:paragraph-rsid="01135a6d"/>
    </style:style>
    <style:style style:name="P41" style:family="paragraph" style:parent-style-name="Table_20_Contents">
      <style:paragraph-properties fo:text-align="justify" style:justify-single-word="false"/>
    </style:style>
    <style:style style:name="P42" style:family="paragraph" style:parent-style-name="Standard">
      <style:text-properties officeooo:paragraph-rsid="0036b5e1"/>
    </style:style>
    <style:style style:name="P43" style:family="paragraph" style:parent-style-name="Table_20_Contents">
      <style:text-properties officeooo:paragraph-rsid="0036b5e1"/>
    </style:style>
    <style:style style:name="P44" style:family="paragraph" style:parent-style-name="Standard">
      <style:text-properties officeooo:paragraph-rsid="001cd9e1"/>
    </style:style>
    <style:style style:name="P45" style:family="paragraph" style:parent-style-name="Standard">
      <style:paragraph-properties fo:text-align="justify" style:justify-single-word="false"/>
      <style:text-properties officeooo:rsid="00e6bb46" officeooo:paragraph-rsid="00e6bb46"/>
    </style:style>
    <style:style style:name="P46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666666" loext:opacity="100%" style:font-name="Raleway" fo:font-size="7pt" style:text-underline-style="none" officeooo:rsid="00390238" officeooo:paragraph-rsid="00c6926d" fo:background-color="transparent" style:font-size-asian="7pt" style:font-size-complex="7pt"/>
    </style:style>
    <style:style style:name="P49" style:family="paragraph" style:parent-style-name="Table_20_Contents">
      <style:paragraph-properties fo:text-align="start" style:justify-single-word="false"/>
      <style:text-properties fo:color="#666666" loext:opacity="100%" style:font-name="Raleway" fo:font-size="9pt" style:text-underline-style="none" fo:font-weight="normal" officeooo:rsid="002f9037" officeooo:paragraph-rsid="00e6bb46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color="#666666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ff9900" loext:opacity="100%" style:font-name="Roboto regular" fo:font-size="10pt" style:text-underline-style="none" fo:font-weight="bold" officeooo:rsid="01322ced" officeooo:paragraph-rsid="01187e65" fo:background-color="#ffffff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ff9900" loext:opacity="100%" style:font-name="Roboto regular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ff9900" loext:opacity="100%" style:font-name="Roboto regular" fo:font-size="10pt" officeooo:rsid="00cdabac" officeooo:paragraph-rsid="01187e65" style:font-size-asian="10pt" style:font-size-complex="10pt"/>
    </style:style>
    <style:style style:name="P54" style:family="paragraph" style:parent-style-name="Standard">
      <style:paragraph-properties fo:text-align="start" style:justify-single-word="false"/>
      <style:text-properties style:font-name="Raleway" fo:font-size="9pt" style:text-underline-style="none" fo:font-weight="normal" officeooo:rsid="00facae0" officeooo:paragraph-rsid="00d912b0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57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ize="10pt" style:text-underline-style="none" fo:font-weight="normal" officeooo:rsid="002f9037" officeooo:paragraph-rsid="00e6bb46" style:font-size-asian="10pt" style:font-weight-asian="normal" style:font-size-complex="10pt" style:font-weight-complex="normal"/>
    </style:style>
    <style:style style:name="P60" style:family="paragraph" style:parent-style-name="Table_20_Contents">
      <style:text-properties officeooo:paragraph-rsid="00d4ab50"/>
    </style:style>
    <style:style style:name="P61" style:family="paragraph" style:parent-style-name="Table_20_Contents">
      <style:text-properties officeooo:paragraph-rsid="00d9b487"/>
    </style:style>
    <style:style style:name="P62" style:family="paragraph" style:parent-style-name="Table_20_Contents">
      <style:paragraph-properties fo:text-align="start" style:justify-single-word="false"/>
      <style:text-properties fo:color="#1c1c1c" loext:opacity="100%" style:font-name="Raleway" fo:font-size="9pt" style:text-underline-style="none" fo:font-weight="normal" officeooo:rsid="00d9b487" officeooo:paragraph-rsid="00d9b487" style:font-size-asian="9pt" style:font-weight-asian="normal" style:font-size-complex="9pt" style:font-weight-complex="normal"/>
    </style:style>
    <style:style style:name="P63" style:family="paragraph">
      <loext:graphic-properties draw:fill-color="#00a0c6"/>
      <style:paragraph-properties fo:text-align="center"/>
    </style:style>
    <style:style style:name="P64" style:family="paragraph">
      <style:paragraph-properties fo:text-align="center"/>
    </style:style>
    <style:style style:name="P65" style:family="paragraph">
      <loext:graphic-properties draw:fill="solid" draw:fill-color="#e7e6e6" draw:opacity="100%"/>
      <style:paragraph-properties style:writing-mode="lr-tb"/>
      <style:text-properties fo:font-size="12pt"/>
    </style:style>
    <style:style style:name="T1" style:family="text">
      <style:text-properties officeooo:rsid="00a51477"/>
    </style:style>
    <style:style style:name="T2" style:family="text">
      <style:text-properties fo:color="#333333" loext:opacity="100%" fo:font-size="10.5pt" style:text-underline-style="none" fo:font-weight="bold" officeooo:rsid="00d9b487" style:font-size-asian="10.5pt" style:font-weight-asian="bold" style:font-size-complex="10.5pt" style:font-weight-complex="bold"/>
    </style:style>
    <style:style style:name="T3" style:family="text">
      <style:text-properties style:text-underline-style="none" fo:font-weight="normal" officeooo:rsid="00cdabac" style:font-weight-asian="normal" style:font-weight-complex="normal"/>
    </style:style>
    <style:style style:name="T4" style:family="text">
      <style:text-properties style:text-underline-style="none" fo:font-weight="normal" officeooo:rsid="00e32b9d" style:font-weight-asian="normal" style:font-weight-complex="normal"/>
    </style:style>
    <style:style style:name="T5" style:family="text">
      <style:text-properties style:text-underline-style="none" fo:font-weight="bold" officeooo:rsid="00e32b9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c27a23" style:font-size-asian="10pt" style:font-size-complex="10pt"/>
    </style:style>
    <style:style style:name="T9" style:family="text">
      <style:text-properties fo:font-size="10pt" officeooo:rsid="00e32b9d" style:font-size-asian="10pt" style:font-size-complex="10pt"/>
    </style:style>
    <style:style style:name="T10" style:family="text">
      <style:text-properties fo:font-size="10pt" officeooo:rsid="00e60cdf" style:font-size-asian="10pt" style:font-size-complex="10pt"/>
    </style:style>
    <style:style style:name="T11" style:family="text">
      <style:text-properties fo:font-size="10pt" officeooo:rsid="00e6bb46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a0e313" style:font-weight-asian="bold" style:font-weight-complex="bold"/>
    </style:style>
    <style:style style:name="T14" style:family="text">
      <style:text-properties fo:font-weight="bold" officeooo:rsid="01135a6d" style:font-weight-asian="bold" style:font-weight-complex="bold"/>
    </style:style>
    <style:style style:name="T15" style:family="text">
      <style:text-properties fo:font-weight="bold" officeooo:rsid="013c4cc1" fo:background-color="#ffffff" loext:char-shading-value="0" style:font-weight-asian="bold" style:font-weight-complex="bold"/>
    </style:style>
    <style:style style:name="T16" style:family="text">
      <style:text-properties fo:font-weight="bold" officeooo:rsid="01322ced" fo:background-color="#ffffff" loext:char-shading-value="0" style:font-weight-asian="bold" style:font-weight-complex="bold"/>
    </style:style>
    <style:style style:name="T17" style:family="text">
      <style:text-properties officeooo:rsid="00cdabac"/>
    </style:style>
    <style:style style:name="T18" style:family="text">
      <style:text-properties fo:font-size="10.5pt" officeooo:rsid="00d665af" style:font-size-asian="10.5pt" style:font-size-complex="10.5pt"/>
    </style:style>
    <style:style style:name="T19" style:family="text">
      <style:text-properties officeooo:rsid="00cf41b0"/>
    </style:style>
    <style:style style:name="T20" style:family="text">
      <style:text-properties officeooo:rsid="00cf4f00"/>
    </style:style>
    <style:style style:name="T21" style:family="text">
      <style:text-properties officeooo:rsid="00d36e3f"/>
    </style:style>
    <style:style style:name="T22" style:family="text">
      <style:text-properties officeooo:rsid="00d5a60d"/>
    </style:style>
    <style:style style:name="T23" style:family="text">
      <style:text-properties officeooo:rsid="00d912b0"/>
    </style:style>
    <style:style style:name="T24" style:family="text">
      <style:text-properties officeooo:rsid="00d9b487"/>
    </style:style>
    <style:style style:name="T25" style:family="text">
      <style:text-properties officeooo:rsid="00e32b9d"/>
    </style:style>
    <style:style style:name="T26" style:family="text">
      <style:text-properties officeooo:rsid="0110f4be"/>
    </style:style>
    <style:style style:name="T27" style:family="text">
      <style:text-properties style:font-name="Raleway" fo:font-size="24pt" style:font-size-asian="24pt" style:font-size-complex="24pt"/>
    </style:style>
    <style:style style:name="T28" style:family="text">
      <style:text-properties style:font-name="Raleway" fo:font-size="24pt" officeooo:rsid="00e5232d" style:font-size-asian="24pt" style:font-size-complex="24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fo:padding="0cm" fo:border="none" style:shadow="none" draw:shadow-opacity="100%"/>
    </style:style>
    <style:style style:name="fr3" style:family="graphic" style:parent-style-name="Frame">
      <style:graphic-properties style:vertical-pos="top" style:vertical-rel="baseline" fo:padding="0.15cm" fo:border="0.06pt dotted #b2b2b2" style:shadow="none" draw:shadow-opacity="100%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9900" draw:marker-start-width="0.427cm" draw:marker-end-width="0.427cm" draw:fill-color="#00a0c6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ff99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e7e6e6" draw:opacity="100%" draw:textarea-horizontal-align="left" draw:textarea-vertical-align="top" draw:auto-grow-height="false" fo:min-height="2.498cm" fo:min-width="18.267cm" fo:padding-top="0.224cm" fo:padding-bottom="0.224cm" fo:padding-left="0.448cm" fo:padding-right="0.448cm" fo:wrap-option="wrap" draw:shadow-color="#808080"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company_id.bf_display_address" text:name="py3o.o.company_id.bf_display_address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vat" text:name="py3o.o.company_id.bf_vat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nvoice_id.name" text:name="py3o.o.partner_invoice_id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oduct_uom_qty" text:name="py3o.line.bf_product_uom_qty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tax_id" text:name="py3o.line.bf_tax_id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bf_note" text:name="py3o.o.bf_note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o.partner_invoice_id.bf_display_address" text:name="py3o.o.partner_invoice_id.bf_display_address"/>
        <text:user-field-decl office:value-type="string" office:string-value="iphone" text:name="py3o.iphone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state" text:name="py3o.o.bf_state"/>
        <text:user-field-decl office:value-type="string" office:string-value="o.bf_confirmation_date" text:name="py3o.o.bf_confirmation_dat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product_id.name" text:name="py3o.line.product_id.name"/>
        <text:user-field-decl office:value-type="string" office:string-value="o.company_id.report_footer" text:name="py3o.o.company_id.report_footer"/>
        <text:user-field-decl office:value-type="string" office:string-value="o.company_id.bf_footer_line" text:name="py3o.o.company_id.bf_footer_line"/>
        <text:user-field-decl office:value-type="string" office:string-value="display_address_without_company" text:name="py3o.o.company_id.bf_display_address_without_company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report_header" text:name="py3o.o.company_id.bf_report_header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<text:s/><text:user-field-get text:name="py3o.o.company_id.state_id.code">o.company_id.state_id.code</text:user-field-get><text:s/><text:user-field-get text:name="py3o.o.company_id.zip">o.company_id.zip</text:user-field-get></text:p>
      <text:p text:style-name="P3"><draw:line text:anchor-type="paragraph" draw:z-index="10" draw:name="Forma1" draw:style-name="gr1" draw:text-style-name="P63" svg:x1="0.012cm" svg:y1="0.42cm" svg:x2="6.438cm" svg:y2="0.42cm"><text:p/></draw:line><text:user-field-get text:name="py3o.o.company_id.country_id.name">o.company_id.country_id.name</text:user-field-get></text:p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Table_20_Contents"><text:a xlink:type="simple" xlink:href="py3o://if=%22o.partner_shipping_id.id%20==%20o.partner_invoice_id.id%22" text:style-name="Internet_20_link" text:visited-style-name="Visited_20_Internet_20_Link"><text:span text:style-name="T21">if="o.partner_shipping_id.id == o.partner_invoice_id.id"</text:span></text:a></text:p>
            <text:p text:style-name="P24">Invoicing and shipping address:</text:p>
            <text:p text:style-name="Table_20_Contents"><text:a xlink:type="simple" xlink:href="py3o:///if" text:style-name="Internet_20_link" text:visited-style-name="Visited_20_Internet_20_Link"><text:span text:style-name="T21">if</text:span></text:a></text:p>
            <text:p text:style-name="Table_20_Contents"><text:a xlink:type="simple" xlink:href="py3o://if=%22o.partner_shipping_id.id%20!=%20o.partner_invoice_id.id%22" text:style-name="Internet_20_link" text:visited-style-name="Visited_20_Internet_20_Link"><text:span text:style-name="T21">if="o.partner_shipping_id.id != o.partner_invoice_id.id"</text:span></text:a></text:p>
            <text:p text:style-name="P24">Invoicing address:</text:p>
            <text:p text:style-name="Table_20_Contents"><text:a xlink:type="simple" xlink:href="py3o:///if" text:style-name="Internet_20_link" text:visited-style-name="Visited_20_Internet_20_Link"><text:span text:style-name="T21">if</text:span></text:a></text:p>
          </table:table-cell>
          <table:table-cell table:style-name="Tabla3.B1" office:value-type="string">
            <text:p text:style-name="P7">Shipping address:</text:p>
          </table:table-cell>
          <table:table-cell table:style-name="Tabla3.C1" table:number-rows-spanned="2" office:value-type="string">
            <text:p text:style-name="P6"><text:user-field-get text:name="py3o.o.partner_id.bf_display_address">o.partner_id.bf_display_address</text:user-field-get></text:p>
            <text:p text:style-name="P61"><text:a xlink:type="simple" xlink:href="py3o://if=%22o.partner_id.vat%22" text:style-name="Internet_20_link" text:visited-style-name="Visited_20_Internet_20_Link"><text:span text:style-name="T2">if="o.partner_id.vat"</text:span></text:a></text:p>
            <text:p text:style-name="P62"><text:user-field-get text:name="py3o.o.vat_label_full">o.vat_label_full</text:user-field-get></text:p>
            <text:p text:style-name="P61"><text:a xlink:type="simple" xlink:href="py3o:///if" text:style-name="Internet_20_link" text:visited-style-name="Visited_20_Internet_20_Link"><text:span text:style-name="T24">if</text:span></text:a></text:p>
          </table:table-cell>
        </table:table-row>
        <table:table-row table:style-name="Tabla3.2">
          <table:table-cell table:style-name="Tabla3.A2" office:value-type="string">
            <text:p text:style-name="P23"><text:user-field-get text:name="py3o.o.partner_invoice_id.bf_display_address">o.partner_invoice_id.bf_display_address</text:user-field-get></text:p>
            <text:p text:style-name="P60"><text:a xlink:type="simple" xlink:href="py3o://if=%22o.partner_invoice_id.phone%22" text:style-name="Internet_20_link" text:visited-style-name="Visited_20_Internet_20_Link"><text:span text:style-name="T18">if="o.partner_invoice_id.phone"</text:span></text:a></text:p>
            <text:p text:style-name="P25"><text:span text:style-name="T6"><text:user-field-get text:name="py3o.iphone">iphone</text:user-field-get></text:span><text:s/><text:span text:style-name="T6"><text:user-field-get text:name="py3o.o.partner_invoice_id.phone">o.partner_invoice_id.phone</text:user-field-get></text:span></text:p>
            <text:p text:style-name="P60"><text:a xlink:type="simple" xlink:href="py3o:///if" text:style-name="Internet_20_link" text:visited-style-name="Visited_20_Internet_20_Link"><text:span text:style-name="T22">if</text:span></text:a></text:p>
          </table:table-cell>
          <table:table-cell table:style-name="Tabla3.B2" office:value-type="string">
            <text:p text:style-name="Table_20_Contents"><text:a xlink:type="simple" xlink:href="py3o://if=%22o.partner_shipping_id.id%20!=%20o.partner_invoice_id.id%22" text:style-name="Internet_20_link" text:visited-style-name="Visited_20_Internet_20_Link"><text:span text:style-name="T23">if="o.partner_shipping_id.id != o.partner_invoice_id.id"</text:span></text:a></text:p>
            <text:p text:style-name="P54"><text:user-field-get text:name="py3o.o.partner_shipping_id.bf_display_address">o.partner_shipping_id.bf_display_address</text:user-field-get></text:p>
            <text:p text:style-name="P54"><text:user-field-get text:name="py3o.iphone">iphone</text:user-field-get><text:s/><text:user-field-get text:name="py3o.o.partner_shipping_id.phone">o.partner_shipping_id.phone</text:user-field-get></text:p>
            <text:p text:style-name="Table_20_Contents"><text:a xlink:type="simple" xlink:href="py3o:///if" text:style-name="Internet_20_link" text:visited-style-name="Visited_20_Internet_20_Link"><text:span text:style-name="T23">if</text:span></text:a></text:p>
          </table:table-cell>
          <table:covered-table-cell table:style-name="Tabla3.C1"/>
        </table:table-row>
      </table:table>
      <text:p text:style-name="P32"/>
      <text:p text:style-name="P44"><text:a xlink:type="simple" xlink:href="py3o://if=%22o.state%20!=%20'cancel'%22" text:style-name="Internet_20_link" text:visited-style-name="Visited_20_Internet_20_Link"><text:span text:style-name="T4">if="o.state != 'cancel'"</text:span></text:a></text:p>
      <text:p text:style-name="P10"><text:span text:style-name="T27">Order # </text:span><text:span text:style-name="T27"><text:user-field-get text:name="py3o.o.name">o.name</text:user-field-get></text:span><text:s/><draw:frame draw:style-name="fr3" draw:name="Marco1" text:anchor-type="as-char" svg:width="2.281cm" draw:z-index="8"><draw:text-box fo:min-height="0.601cm"><text:p text:style-name="P13"><text:user-field-get text:name="py3o.o.bf_state">o.bf_state</text:user-field-get></text:p></draw:text-box></draw:frame></text:p>
      <text:p text:style-name="P34"><text:a xlink:type="simple" xlink:href="py3o:///if" text:style-name="Internet_20_link" text:visited-style-name="Visited_20_Internet_20_Link"><text:span text:style-name="T5">if</text:span></text:a></text:p>
      <text:p text:style-name="P34"><text:a xlink:type="simple" xlink:href="py3o://if=%22o.state%20==%20'cancel'%22" text:style-name="Internet_20_link" text:visited-style-name="Visited_20_Internet_20_Link"><text:span text:style-name="T5">if="o.state == 'cancel'"</text:span></text:a></text:p>
      <text:p text:style-name="P11"><text:span text:style-name="T27">Order </text:span><text:span text:style-name="T28">Cancel</text:span><text:span text:style-name="T27"> # </text:span><text:span text:style-name="T27"><text:user-field-get text:name="py3o.o.name">o.name</text:user-field-get></text:span><text:s/><draw:frame draw:style-name="fr3" draw:name="Marco2" text:anchor-type="as-char" svg:width="2.281cm" draw:z-index="9"><draw:text-box fo:min-height="0.601cm"><text:p text:style-name="P13"><text:user-field-get text:name="py3o.o.bf_state">o.bf_state</text:user-field-get></text:p></draw:text-box></draw:frame></text:p>
      <text:p text:style-name="P34"><text:a xlink:type="simple" xlink:href="py3o:///if" text:style-name="Internet_20_link" text:visited-style-name="Visited_20_Internet_20_Link"><text:span text:style-name="T25">if</text:span></text:a></text:p>
      <text:p text:style-name="P34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485324144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eLine574030176">
                <table:table-cell table:style-name="Tabla5.A1" office:value-type="string">
                  <text:p text:style-name="P41"><text:a xlink:type="simple" xlink:href="py3o://if=%22o.state%20in%20('sale',%20'done')%22" text:style-name="Internet_20_link" text:visited-style-name="Visited_20_Internet_20_Link"><text:span text:style-name="T10">if="o.state in ('sale', 'done')"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310877840">
                <table:table-cell table:style-name="Tabla5.A1" office:value-type="string">
                  <text:p text:style-name="P8">Order Date:</text:p>
                </table:table-cell>
                <table:table-cell table:style-name="Tabla5.A1" office:value-type="string">
                  <text:p text:style-name="P5"><text:user-field-get text:name="py3o.o.bf_confirmation_date">o.bf_confirmation_date</text:user-field-get></text:p>
                </table:table-cell>
              </table:table-row>
              <table:table-row table:style-name="TableLine223836896">
                <table:table-cell table:style-name="Tabla5.A1" office:value-type="string">
                  <text:p text:style-name="P3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379310368">
                <table:table-cell table:style-name="Tabla5.A1" office:value-type="string">
                  <text:p text:style-name="P41"><text:a xlink:type="simple" xlink:href="py3o://if=%22o.client_order_ref%22" text:style-name="Internet_20_link" text:visited-style-name="Visited_20_Internet_20_Link"><text:span text:style-name="T10">if="o.client_order_ref"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208405504">
                <table:table-cell table:style-name="Tabla5.A1" office:value-type="string">
                  <text:p text:style-name="P8">Your Reference:</text:p>
                </table:table-cell>
                <table:table-cell table:style-name="Tabla5.A1" office:value-type="string">
                  <text:p text:style-name="P5"><text:user-field-get text:name="py3o.o.client_order_ref">o.client_order_ref</text:user-field-get></text:p>
                </table:table-cell>
              </table:table-row>
              <table:table-row table:style-name="TableLine113612544">
                <table:table-cell table:style-name="Tabla5.A1" office:value-type="string">
                  <text:p text:style-name="P3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296417936">
                <table:table-cell table:style-name="Tabla5.A1" office:value-type="string">
                  <text:p text:style-name="P41"><text:a xlink:type="simple" xlink:href="py3o://if=%22o.payment_term_id%22" text:style-name="Internet_20_link" text:visited-style-name="Visited_20_Internet_20_Link"><text:span text:style-name="T10">if="o.payment_term_id"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629572608">
                <table:table-cell table:style-name="Tabla5.A1" office:value-type="string">
                  <text:p text:style-name="P8">Payment Terms:</text:p>
                </table:table-cell>
                <table:table-cell table:style-name="Tabla5.A1" office:value-type="string">
                  <text:p text:style-name="P4"><text:user-field-get text:name="py3o.o.payment_term_id.name">o.payment_term_id.name</text:user-field-get></text:p>
                </table:table-cell>
              </table:table-row>
              <table:table-row table:style-name="TableLine303550464">
                <table:table-cell table:style-name="Tabla5.A1" office:value-type="string">
                  <text:p text:style-name="P3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347709152">
                <table:table-cell table:style-name="Tabla5.A1" office:value-type="string">
                  <text:p text:style-name="P41"><text:a xlink:type="simple" xlink:href="py3o://if=%22hasattr(o,%20'incoterm')%20and%20o.incoterm%22" text:style-name="Internet_20_link" text:visited-style-name="Visited_20_Internet_20_Link"><text:span text:style-name="T10">if="hasattr(o, 'incoterm') and o.incoterm"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504154640">
                <table:table-cell table:style-name="Tabla5.A1" office:value-type="string">
                  <text:p text:style-name="P8">Incoterms:</text:p>
                </table:table-cell>
                <table:table-cell table:style-name="Tabla5.A1" office:value-type="string">
                  <text:p text:style-name="P5"><text:user-field-get text:name="py3o.o.incoterm.name">o.incoterm.name</text:user-field-get></text:p>
                </table:table-cell>
              </table:table-row>
              <table:table-row table:style-name="TableLine207064576">
                <table:table-cell table:style-name="Tabla5.A1" office:value-type="string">
                  <text:p text:style-name="P3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</table:table>
            <text:p text:style-name="P41"/>
          </table:table-cell>
          <table:table-cell table:style-name="Tabla4.A1" office:value-type="string">
            <text:p text:style-name="P41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eLine574970880">
                <table:table-cell table:style-name="Tabla6.A1" office:value-type="string">
                  <text:p text:style-name="P41"><text:a xlink:type="simple" xlink:href="py3o://if=%22o.state%20not%20in%20('sale',%20'done')%22" text:style-name="Internet_20_link" text:visited-style-name="Visited_20_Internet_20_Link"><text:span text:style-name="T11">if="o.state not in ('sale', 'done')"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  <table:table-row table:style-name="TableLine302084096">
                <table:table-cell table:style-name="Tabla6.A1" office:value-type="string">
                  <text:p text:style-name="P9">Quotation Date:</text:p>
                </table:table-cell>
                <table:table-cell table:style-name="Tabla6.A1" office:value-type="string">
                  <text:p text:style-name="P49"><text:user-field-get text:name="py3o.o.bf_date_order">o.bf_date_order</text:user-field-get></text:p>
                </table:table-cell>
              </table:table-row>
              <table:table-row table:style-name="TableLine397639488">
                <table:table-cell table:style-name="Tabla6.A1" office:value-type="string">
                  <text:p text:style-name="P38"><text:a xlink:type="simple" xlink:href="py3o://if=%22o.validity_date%22" text:style-name="Internet_20_link" text:visited-style-name="Visited_20_Internet_20_Link"><text:span text:style-name="T11">if="o.validity_date"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  <table:table-row table:style-name="TableLine578240656">
                <table:table-cell table:style-name="Tabla6.A1" office:value-type="string">
                  <text:p text:style-name="P9">Expiry Date:</text:p>
                </table:table-cell>
                <table:table-cell table:style-name="Tabla6.A1" office:value-type="string">
                  <text:p text:style-name="P49"><text:user-field-get text:name="py3o.o.bf_validity_date">o.bf_validity_date</text:user-field-get></text:p>
                </table:table-cell>
              </table:table-row>
              <table:table-row table:style-name="TableLine380998336">
                <table:table-cell table:style-name="Tabla6.A1" office:value-type="string">
                  <text:p text:style-name="P45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6.A1" office:value-type="string">
                  <text:p text:style-name="P59"/>
                </table:table-cell>
              </table:table-row>
              <table:table-row table:style-name="TableLine349119488">
                <table:table-cell table:style-name="Tabla6.A1" office:value-type="string">
                  <text:p text:style-name="P37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  <table:table-row table:style-name="TableLine265264336">
                <table:table-cell table:style-name="Tabla6.A1" office:value-type="string">
                  <text:p text:style-name="P41"><text:a xlink:type="simple" xlink:href="py3o://if=%22o.user_id%22" text:style-name="Internet_20_link" text:visited-style-name="Visited_20_Internet_20_Link"><text:span text:style-name="T11">if="o.user_id"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  <table:table-row table:style-name="TableLine377315744">
                <table:table-cell table:style-name="Tabla6.A1" office:value-type="string">
                  <text:p text:style-name="P9">Salesperson:</text:p>
                </table:table-cell>
                <table:table-cell table:style-name="Tabla6.A1" office:value-type="string">
                  <text:p text:style-name="P49"><text:user-field-get text:name="py3o.o.user_id.name">o.user_id.name</text:user-field-get></text:p>
                </table:table-cell>
              </table:table-row>
              <table:table-row table:style-name="TableLine639376016">
                <table:table-cell table:style-name="Tabla6.A1" office:value-type="string">
                  <text:p text:style-name="P37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</table:table>
            <text:p text:style-name="P41"/>
          </table:table-cell>
        </table:table-row>
      </table:table>
      <text:p text:style-name="P31"/>
      <text:p text:style-name="P4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a1.1">
            <table:table-cell table:style-name="Tabla1.A1" office:value-type="string">
              <text:p text:style-name="P27">#</text:p>
            </table:table-cell>
            <table:table-cell table:style-name="Tabla1.B1" office:value-type="string">
              <text:p text:style-name="P27">DESCRIPTION</text:p>
            </table:table-cell>
            <table:table-cell table:style-name="Tabla1.B1" office:value-type="string">
              <text:p text:style-name="P27">IMAGE</text:p>
            </table:table-cell>
            <table:table-cell table:style-name="Tabla1.B1" office:value-type="string">
              <text:p text:style-name="P27">Q<text:span text:style-name="T26">TY</text:span></text:p>
            </table:table-cell>
            <table:table-cell table:style-name="Tabla1.B1" office:value-type="string">
              <text:p text:style-name="P27">U. P<text:span text:style-name="T26">RICE</text:span></text:p>
            </table:table-cell>
            <table:table-cell table:style-name="Tabla1.B1" office:value-type="string">
              <text:p text:style-name="P27">D<text:span text:style-name="T26">ISC</text:span>.(%)</text:p>
            </table:table-cell>
            <table:table-cell table:style-name="Tabla1.B1" office:value-type="string">
              <text:p text:style-name="P27">TAXES</text:p>
            </table:table-cell>
            <table:table-cell table:style-name="Tabla1.B1" office:value-type="string">
              <text:p text:style-name="P27">PRICE</text:p>
            </table:table-cell>
          </table:table-row>
        </table:table-header-rows>
        <table:table-row table:style-name="TableLine198903472">
          <table:table-cell table:style-name="Tabla1.A2" table:number-columns-spanned="8" office:value-type="string">
            <text:p text:style-name="P43"><text:a xlink:type="simple" xlink:href="py3o://for=%22line_count,%20line%20in%20enumerate(o.order_line,%201)%22" text:style-name="Internet_20_link" text:visited-style-name="Visited_20_Internet_20_Link"><text:span text:style-name="T8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Line642719936">
          <table:table-cell table:style-name="Tabla1.A3" office:value-type="string">
            <text:p text:style-name="P19"><text:user-field-get text:name="py3o.line_count">i</text:user-field-get></text:p>
          </table:table-cell>
          <table:table-cell table:style-name="Tabla1.B3" office:value-type="string">
            <text:p text:style-name="P20"><text:user-field-get text:name="py3o.line.product_id.name">line.product_id.name</text:user-field-get></text:p>
            <text:p text:style-name="P48"><text:user-field-get text:name="py3o.line.bf_name">line.bf_name</text:user-field-get></text:p>
          </table:table-cell>
          <table:table-cell table:style-name="Tabla1.C3" office:value-type="string">
            <text:p text:style-name="P55"><draw:frame draw:style-name="fr2" draw:name="py3o.image(line.image_medium, 'png', width='1cm', height='1cm', isb64=True)" text:anchor-type="as-char" svg:width="1.131cm" draw:z-index="7"><draw:text-box fo:min-height="0.79cm"><text:p text:style-name="Frame_20_contents"/></draw:text-box></draw:frame></text:p>
          </table:table-cell>
          <table:table-cell table:style-name="Tabla1.D3" office:value-type="string">
            <text:p text:style-name="P17"><text:user-field-get text:name="py3o.line.bf_product_uom_qty">line.bf_product_uom_qty</text:user-field-get></text:p>
          </table:table-cell>
          <table:table-cell table:style-name="Tabla1.E3" office:value-type="string">
            <text:p text:style-name="P16"><text:user-field-get text:name="py3o.line.bf_price_unit">line.bf_price_unit</text:user-field-get></text:p>
          </table:table-cell>
          <table:table-cell table:style-name="Tabla1.D3" office:value-type="string">
            <text:p text:style-name="P18"><text:user-field-get text:name="py3o.line.bf_discount">line.bf_discount</text:user-field-get></text:p>
          </table:table-cell>
          <table:table-cell table:style-name="Tabla1.G3" office:value-type="string">
            <text:p text:style-name="P15"><text:user-field-get text:name="py3o.line.bf_tax_id">line.bf_tax_id</text:user-field-get></text:p>
          </table:table-cell>
          <table:table-cell table:style-name="Tabla1.D3" office:value-type="string">
            <text:p text:style-name="P18"><text:user-field-get text:name="py3o.line.bf_price_subtotal">line.bf_price_subtotal</text:user-field-get></text:p>
          </table:table-cell>
        </table:table-row>
        <table:table-row table:style-name="TableLine346246208">
          <table:table-cell table:style-name="Tabla1.A4" table:number-columns-spanned="8" office:value-type="string">
            <text:p text:style-name="P43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3214976">
          <table:table-cell table:style-name="Tabla1.A5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21"><text:span text:style-name="T13">Total Without Taxes</text:span><text:span text:style-name="T12">:</text:span> </text:p>
          </table:table-cell>
          <table:covered-table-cell/>
          <table:table-cell table:style-name="Tabla1.H5" office:value-type="string">
            <text:p text:style-name="P50"><text:user-field-get text:name="py3o.o.bf_amount_untaxed">o.bf_amount_untaxed</text:user-field-get></text:p>
          </table:table-cell>
        </table:table-row>
        <table:table-row table:style-name="TableLine339964448">
          <table:table-cell table:style-name="Tabla1.A6" table:number-columns-spanned="5" office:value-type="string">
            <text:p text:style-name="P58"/>
          </table:table-cell>
          <table:covered-table-cell/>
          <table:covered-table-cell/>
          <table:covered-table-cell/>
          <table:covered-table-cell/>
          <table:table-cell table:style-name="Tabla1.F6" table:number-columns-spanned="2" office:value-type="string">
            <text:p text:style-name="P21"><text:span text:style-name="T13">Taxes:</text:span> </text:p>
          </table:table-cell>
          <table:covered-table-cell/>
          <table:table-cell table:style-name="Tabla1.H6" office:value-type="string">
            <text:p text:style-name="P50"><text:user-field-get text:name="py3o.o.bf_amount_tax">o.bf_amount_tax</text:user-field-get></text:p>
          </table:table-cell>
        </table:table-row>
        <table:table-row table:style-name="TableLine349784256">
          <table:table-cell table:style-name="Tabla1.A7" table:number-columns-spanned="5" office:value-type="string">
            <text:p text:style-name="P58"/>
          </table:table-cell>
          <table:covered-table-cell/>
          <table:covered-table-cell/>
          <table:covered-table-cell/>
          <table:covered-table-cell/>
          <table:table-cell table:style-name="Tabla1.F7" table:number-columns-spanned="2" office:value-type="string">
            <text:p text:style-name="P29"><text:span text:style-name="T13">Total:</text:span> </text:p>
          </table:table-cell>
          <table:covered-table-cell/>
          <table:table-cell table:style-name="Tabla1.F7" office:value-type="string">
            <text:p text:style-name="P28"><text:user-field-get text:name="py3o.o.bf_amount_total">o.bf_amount_total</text:user-field-get></text:p>
          </table:table-cell>
        </table:table-row>
      </table:table>
      <text:p text:style-name="P39"/>
      <text:p text:style-name="P35"><text:a xlink:type="simple" xlink:href="py3o://if=%22o.payment_term_id%22" text:style-name="Internet_20_link" text:visited-style-name="Visited_20_Internet_20_Link"><text:span text:style-name="T19">if="o.payment_term_id"</text:span></text:a></text:p>
      <text:p text:style-name="P51">Payment Terms:</text:p>
      <text:p text:style-name="P46"><text:user-field-get text:name="py3o.o.payment_term_id.name">o.payment_term_id.name</text:user-field-get></text:p>
      <text:p text:style-name="P35"><text:a xlink:type="simple" xlink:href="py3o:///if" text:style-name="Internet_20_link" text:visited-style-name="Visited_20_Internet_20_Link"><text:span text:style-name="T19">if</text:span></text:a></text:p>
      <text:p text:style-name="P35"/>
      <text:p text:style-name="P35"><text:a xlink:type="simple" xlink:href="py3o://if=%22o.fiscal_position_id.note%22" text:style-name="Internet_20_link" text:visited-style-name="Visited_20_Internet_20_Link"><text:span text:style-name="T20">if="o.fiscal_position_id.note"</text:span></text:a></text:p>
      <text:p text:style-name="P52"><text:span text:style-name="T15">Fiscal Position Remark</text:span><text:span text:style-name="T16">:</text:span></text:p>
      <text:p text:style-name="P47"><text:user-field-get text:name="py3o.o.fiscal_position_id.bf_note">o.fiscal_position_id.bf_note</text:user-field-get></text:p>
      <text:p text:style-name="P35"><text:a xlink:type="simple" xlink:href="py3o:///if" text:style-name="Internet_20_link" text:visited-style-name="Visited_20_Internet_20_Link"><text:span text:style-name="T20">if</text:span></text:a></text:p>
      <text:p text:style-name="P35"/>
      <text:p text:style-name="P40"><text:a xlink:type="simple" xlink:href="py3o://if=%22o.note%22" text:style-name="Internet_20_link" text:visited-style-name="Visited_20_Internet_20_Link"><text:span text:style-name="T3">if="o.note"</text:span></text:a></text:p>
      <text:p text:style-name="P33"><draw:custom-shape text:anchor-type="char" draw:z-index="2" draw:name="Freeform 39" draw:style-name="gr3" draw:text-style-name="P65" svg:width="19.164cm" svg:height="2.946cm" svg:x="-0.176cm" svg:y="0.203cm"><text:p/><draw:enhanced-geometry svg:viewBox="0 0 1939 532" draw:extrusion-allowed="true" draw:glue-points="3077845 0 0 0 0 731838 161908 731838 277784 844550 390485 731838 3077845 731838 3077845 0" draw:type="non-primitive" draw:enhanced-path="M 1939 0 L 0 0 0 461 102 461 175 532 246 461 1939 461 1939 0 Z N"><draw:equation draw:name="f0" draw:formula=""/><draw:equation draw:name="f1" draw:formula="461+102-461"/><draw:equation draw:name="f2" draw:formula=""/><draw:equation draw:name="f3" draw:formula=""/><draw:equation draw:name="f4" draw:formula="12*cos(2*(pi/180))"/><draw:equation draw:name="f5" draw:formula="1"/><draw:equation draw:name="f6" draw:formula="1/24577"/><draw:equation draw:name="f7" draw:formula="8+12-"/></draw:enhanced-geometry></draw:custom-shape></text:p>
      <text:p text:style-name="P53"><text:span text:style-name="T14">Terms &amp; Conditions</text:span>:</text:p>
      <text:p text:style-name="P14"><text:user-field-get text:name="py3o.o.bf_note">o.bf_note</text:user-field-get></text:p>
      <text:p text:style-name="P40"><text:a xlink:type="simple" xlink:href="py3o:///if" text:style-name="Internet_20_link" text:visited-style-name="Visited_20_Internet_20_Link"><text:span text:style-name="T17">if</text:span></text:a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333333" loext:opacity="100%" style:font-name="Raleway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>
      <style:paragraph-properties fo:text-align="center"/>
    </style:style>
    <style:style style:name="MP3" style:family="paragraph" style:parent-style-name="Frame_20_contents">
      <style:text-properties fo:color="#ffffff" loext:opacity="100%" style:font-name="Raleway" fo:font-size="9pt" style:font-size-asian="9pt" style:font-size-complex="9pt"/>
    </style:style>
    <style:style style:name="MP4" style:family="paragraph" style:parent-style-name="Footer">
      <style:paragraph-properties fo:text-align="end" style:justify-single-word="fals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MT1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Mgr1" style:family="graphic">
      <style:graphic-properties svg:stroke-width="0.049cm" svg:stroke-color="#ff99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31cm" svg:y="-1.284cm" svg:width="1.799cm" draw:z-index="12"><draw:text-box fo:min-height="1.799cm"><text:p text:style-name="Frame_20_contents"/></draw:text-box></draw:frame><draw:line text:anchor-type="paragraph" draw:z-index="4" draw:name="Forma2" draw:style-name="Mgr1" draw:text-style-name="MP2" svg:x1="15.094cm" svg:y1="-0.198cm" svg:x2="15.094cm" svg:y2="0.501cm"><text:p/></draw:line><draw:frame draw:style-name="Mfr2" draw:name="Imagen1" text:anchor-type="paragraph" svg:x="-1cm" svg:y="25.321cm" svg:width="20.973cm" svg:height="2.875cm" draw:z-index="1"><draw:image xlink:href="Pictures/1000000100000520000000B4C941656F51409E07.png" xlink:type="simple" xlink:show="embed" xlink:actuate="onLoad" draw:mime-type="image/png"/></draw:fram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</text:user-field-decls>
        <text:p text:style-name="Footer"><draw:frame draw:style-name="Mfr3" draw:name="Marco3" text:anchor-type="paragraph" svg:x="9.299cm" svg:y="0.049cm" draw:z-index="6"><draw:text-box fo:min-height="0.499cm" fo:min-width="6.5cm"><text:p text:style-name="MP3"><text:user-field-get text:name="py3o.o.company_id.bf_report_footer">o.company_id.bf_report_footer</text:user-field-get></text:p></draw:text-box></draw:frame></text:p>
        <text:p text:style-name="MP4"><text:span text:style-name="MT1"><text:page-number text:select-page="current">2</text:page-number></text:span><text:span text:style-name="MT1"><text:s/></text:span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57:00.132031911</dc:date>
    <meta:editing-duration>P2DT22H17M54S</meta:editing-duration>
    <meta:editing-cycles>273</meta:editing-cycles>
    <meta:document-statistic meta:table-count="5" meta:image-count="1" meta:object-count="0" meta:page-count="2" meta:paragraph-count="99" meta:word-count="151" meta:character-count="1700" meta:non-whitespace-character-count="1642"/>
  </office:meta>
</office:document-meta>
</file>